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officeooo:paragraph-rsid="00200620"/>
    </style:style>
    <style:style style:name="P3" style:family="paragraph" style:parent-style-name="Standard" style:list-style-name="L1">
      <style:text-properties officeooo:paragraph-rsid="00298b2d"/>
    </style:style>
    <style:style style:name="P4" style:family="paragraph" style:parent-style-name="Standard" style:list-style-name="L1">
      <style:text-properties officeooo:paragraph-rsid="0035f30c"/>
    </style:style>
    <style:style style:name="P5" style:family="paragraph" style:parent-style-name="Standard" style:list-style-name="L1">
      <style:text-properties officeooo:rsid="00200620" officeooo:paragraph-rsid="00200620"/>
    </style:style>
    <style:style style:name="P6" style:family="paragraph" style:parent-style-name="Standard" style:list-style-name="L1">
      <style:text-properties fo:language="ru" fo:country="RU" officeooo:rsid="00200620" officeooo:paragraph-rsid="00200620"/>
    </style:style>
    <style:style style:name="P7" style:family="paragraph" style:parent-style-name="Standard" style:list-style-name="L1">
      <style:text-properties fo:language="ru" fo:country="RU" officeooo:rsid="002011c7" officeooo:paragraph-rsid="002011c7"/>
    </style:style>
    <style:style style:name="P8" style:family="paragraph" style:parent-style-name="Standard" style:list-style-name="L1">
      <style:text-properties fo:language="ru" fo:country="RU" officeooo:rsid="002011c7" officeooo:paragraph-rsid="0026c3b0"/>
    </style:style>
    <style:style style:name="P9" style:family="paragraph" style:parent-style-name="Standard" style:list-style-name="L1">
      <style:text-properties fo:language="ru" fo:country="RU" officeooo:rsid="002d98f6" officeooo:paragraph-rsid="002d98f6"/>
    </style:style>
    <style:style style:name="P10" style:family="paragraph" style:parent-style-name="Standard" style:list-style-name="L1">
      <style:text-properties fo:language="ru" fo:country="RU" officeooo:rsid="0020c556" officeooo:paragraph-rsid="0020c556"/>
    </style:style>
    <style:style style:name="P11" style:family="paragraph" style:parent-style-name="Standard" style:list-style-name="L1">
      <style:text-properties fo:language="ru" fo:country="RU" officeooo:rsid="00298b2d" officeooo:paragraph-rsid="00298b2d"/>
    </style:style>
    <style:style style:name="P12" style:family="paragraph" style:parent-style-name="Standard" style:list-style-name="L1">
      <style:text-properties fo:language="ru" fo:country="RU" officeooo:rsid="00206d36" officeooo:paragraph-rsid="00206d36"/>
    </style:style>
    <style:style style:name="P13" style:family="paragraph" style:parent-style-name="Standard" style:list-style-name="L1">
      <style:text-properties fo:language="ru" fo:country="RU" officeooo:rsid="00206d36" officeooo:paragraph-rsid="0026c3b0"/>
    </style:style>
    <style:style style:name="P14" style:family="paragraph" style:parent-style-name="Standard" style:list-style-name="L1">
      <style:text-properties fo:language="ru" fo:country="RU" officeooo:rsid="0026c3b0" officeooo:paragraph-rsid="0026c3b0"/>
    </style:style>
    <style:style style:name="P15" style:family="paragraph" style:parent-style-name="Standard" style:list-style-name="L1">
      <style:text-properties fo:language="ru" fo:country="RU" officeooo:rsid="0027644f" officeooo:paragraph-rsid="0027644f"/>
    </style:style>
    <style:style style:name="P16" style:family="paragraph" style:parent-style-name="Standard" style:list-style-name="L1">
      <style:text-properties fo:language="ru" fo:country="RU" officeooo:rsid="00294852" officeooo:paragraph-rsid="00294852"/>
    </style:style>
    <style:style style:name="P17" style:family="paragraph" style:parent-style-name="Standard" style:list-style-name="L1">
      <style:text-properties fo:language="ru" fo:country="RU" officeooo:rsid="00294852" officeooo:paragraph-rsid="00298b2d"/>
    </style:style>
    <style:style style:name="P18" style:family="paragraph" style:parent-style-name="Standard" style:list-style-name="L1">
      <style:text-properties fo:language="ru" fo:country="RU" officeooo:rsid="00227c04" officeooo:paragraph-rsid="00227c04"/>
    </style:style>
    <style:style style:name="P19" style:family="paragraph" style:parent-style-name="Standard" style:list-style-name="L1">
      <style:text-properties fo:language="ru" fo:country="RU" officeooo:rsid="00247979" officeooo:paragraph-rsid="00247979"/>
    </style:style>
    <style:style style:name="P20" style:family="paragraph" style:parent-style-name="Standard" style:list-style-name="L1">
      <style:text-properties fo:language="ru" fo:country="RU" officeooo:rsid="002ba5b2" officeooo:paragraph-rsid="002ba5b2"/>
    </style:style>
    <style:style style:name="P21" style:family="paragraph" style:parent-style-name="Standard" style:list-style-name="L1">
      <style:text-properties fo:language="ru" fo:country="RU" officeooo:rsid="0029b413" officeooo:paragraph-rsid="0029b413"/>
    </style:style>
    <style:style style:name="P22" style:family="paragraph" style:parent-style-name="Standard" style:list-style-name="L1">
      <style:text-properties fo:language="ru" fo:country="RU" officeooo:rsid="002f6869" officeooo:paragraph-rsid="002f6869"/>
    </style:style>
    <style:style style:name="P23" style:family="paragraph" style:parent-style-name="Standard" style:list-style-name="L1">
      <style:text-properties fo:language="ru" fo:country="RU" officeooo:rsid="0030dfa9" officeooo:paragraph-rsid="0030dfa9"/>
    </style:style>
    <style:style style:name="P24" style:family="paragraph" style:parent-style-name="Standard" style:list-style-name="L1">
      <style:text-properties fo:language="ru" fo:country="RU" officeooo:rsid="00328dc6" officeooo:paragraph-rsid="00328dc6"/>
    </style:style>
    <style:style style:name="P25" style:family="paragraph" style:parent-style-name="Standard" style:list-style-name="L1">
      <style:text-properties fo:language="ru" fo:country="RU" officeooo:rsid="00354138" officeooo:paragraph-rsid="00354138"/>
    </style:style>
    <style:style style:name="P26" style:family="paragraph" style:parent-style-name="Standard" style:list-style-name="L1">
      <style:text-properties fo:language="ru" fo:country="RU" officeooo:rsid="0033b875" officeooo:paragraph-rsid="0033b875"/>
    </style:style>
    <style:style style:name="P27" style:family="paragraph" style:parent-style-name="Standard" style:list-style-name="L1">
      <style:text-properties fo:language="ru" fo:country="RU" officeooo:rsid="0035f30c" officeooo:paragraph-rsid="0035f30c"/>
    </style:style>
    <style:style style:name="P28" style:family="paragraph" style:parent-style-name="Standard" style:list-style-name="L1">
      <style:text-properties fo:language="ru" fo:country="RU" officeooo:rsid="004674c1" officeooo:paragraph-rsid="004674c1"/>
    </style:style>
    <style:style style:name="P29" style:family="paragraph" style:parent-style-name="Standard" style:list-style-name="L1">
      <style:text-properties fo:language="ru" fo:country="RU" officeooo:rsid="00365e4d" officeooo:paragraph-rsid="00365e4d"/>
    </style:style>
    <style:style style:name="P30" style:family="paragraph" style:parent-style-name="Standard" style:list-style-name="L1">
      <style:text-properties fo:language="ru" fo:country="RU" officeooo:rsid="00381170" officeooo:paragraph-rsid="00381170"/>
    </style:style>
    <style:style style:name="P31" style:family="paragraph" style:parent-style-name="Standard" style:list-style-name="L1">
      <style:text-properties fo:language="ru" fo:country="RU" officeooo:rsid="003af692" officeooo:paragraph-rsid="003af692"/>
    </style:style>
    <style:style style:name="P32" style:family="paragraph" style:parent-style-name="Standard" style:list-style-name="L1">
      <style:text-properties fo:language="ru" fo:country="RU" officeooo:rsid="003c3bd5" officeooo:paragraph-rsid="003c3bd5"/>
    </style:style>
    <style:style style:name="P33" style:family="paragraph" style:parent-style-name="Standard" style:list-style-name="L1">
      <style:text-properties fo:language="ru" fo:country="RU" officeooo:rsid="003e54bf" officeooo:paragraph-rsid="003e54bf"/>
    </style:style>
    <style:style style:name="P34" style:family="paragraph" style:parent-style-name="Standard" style:list-style-name="L1">
      <style:text-properties fo:language="ru" fo:country="RU" officeooo:rsid="004191a3" officeooo:paragraph-rsid="00481d6c"/>
    </style:style>
    <style:style style:name="P35" style:family="paragraph" style:parent-style-name="Standard" style:list-style-name="L1">
      <style:text-properties fo:language="ru" fo:country="RU" officeooo:rsid="004330f1" officeooo:paragraph-rsid="004678cc"/>
    </style:style>
    <style:style style:name="P36" style:family="paragraph" style:parent-style-name="Standard" style:list-style-name="L1">
      <style:text-properties fo:language="ru" fo:country="RU" officeooo:rsid="0044e483" officeooo:paragraph-rsid="004678cc"/>
    </style:style>
    <style:style style:name="P37" style:family="paragraph" style:parent-style-name="Standard" style:list-style-name="L1">
      <style:text-properties style:font-name="Lucida Console" fo:language="ru" fo:country="RU" officeooo:rsid="0030dfa9" officeooo:paragraph-rsid="0030dfa9"/>
    </style:style>
    <style:style style:name="P38" style:family="paragraph" style:parent-style-name="Standard" style:list-style-name="L1">
      <style:text-properties officeooo:rsid="0030dfa9" officeooo:paragraph-rsid="0030dfa9"/>
    </style:style>
    <style:style style:name="P39" style:family="paragraph" style:parent-style-name="Standard" style:list-style-name="L1">
      <style:text-properties style:font-name="Liberation Serif" fo:language="ru" fo:country="RU" officeooo:rsid="003c1241" officeooo:paragraph-rsid="003c1241"/>
    </style:style>
    <style:style style:name="P40" style:family="paragraph" style:parent-style-name="Standard" style:list-style-name="L1">
      <style:text-properties style:font-name="Liberation Serif" fo:language="ru" fo:country="RU" officeooo:rsid="003c3bd5" officeooo:paragraph-rsid="003c3bd5"/>
    </style:style>
    <style:style style:name="P41" style:family="paragraph" style:parent-style-name="Standard" style:list-style-name="L1">
      <style:text-properties style:font-name="Liberation Serif" fo:language="ru" fo:country="RU" officeooo:rsid="003ffe85" officeooo:paragraph-rsid="003ffe85"/>
    </style:style>
    <style:style style:name="P42" style:family="paragraph" style:parent-style-name="Standard" style:list-style-name="L1">
      <style:text-properties style:font-name="Liberation Serif" fo:language="ru" fo:country="RU" officeooo:rsid="004191a3" officeooo:paragraph-rsid="004191a3"/>
    </style:style>
    <style:style style:name="P43" style:family="paragraph" style:parent-style-name="Standard" style:list-style-name="L1">
      <style:text-properties style:font-name="Liberation Serif" fo:language="ru" fo:country="RU" officeooo:rsid="004330f1" officeooo:paragraph-rsid="004678cc"/>
    </style:style>
    <style:style style:name="P44" style:family="paragraph" style:parent-style-name="Standard" style:list-style-name="L1">
      <style:text-properties style:font-name="Liberation Serif" fo:language="ru" fo:country="RU" officeooo:rsid="00481d6c" officeooo:paragraph-rsid="00481d6c"/>
    </style:style>
    <style:style style:name="P45" style:family="paragraph" style:parent-style-name="Standard" style:list-style-name="L1">
      <style:text-properties style:font-name="Liberation Serif" fo:language="ru" fo:country="RU" officeooo:rsid="004674c1" officeooo:paragraph-rsid="004674c1"/>
    </style:style>
    <style:style style:name="P46" style:family="paragraph" style:parent-style-name="Standard" style:list-style-name="L1">
      <style:text-properties style:font-name="Liberation Serif" fo:language="ru" fo:country="RU" officeooo:rsid="004678cc" officeooo:paragraph-rsid="004678cc"/>
    </style:style>
    <style:style style:name="P47" style:family="paragraph" style:parent-style-name="Standard" style:list-style-name="L1">
      <style:text-properties style:font-name="Liberation Serif" fo:language="ru" fo:country="RU" officeooo:rsid="0049c4db" officeooo:paragraph-rsid="0049c4db"/>
    </style:style>
    <style:style style:name="T1" style:family="text">
      <style:text-properties officeooo:rsid="001ccc66"/>
    </style:style>
    <style:style style:name="T2" style:family="text">
      <style:text-properties officeooo:rsid="0020062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00620"/>
    </style:style>
    <style:style style:name="T5" style:family="text">
      <style:text-properties fo:language="en" fo:country="US" officeooo:rsid="00213edf"/>
    </style:style>
    <style:style style:name="T6" style:family="text">
      <style:text-properties fo:language="en" fo:country="US" officeooo:rsid="004aef16"/>
    </style:style>
    <style:style style:name="T7" style:family="text">
      <style:text-properties style:font-name="Lucida Console"/>
    </style:style>
    <style:style style:name="T8" style:family="text">
      <style:text-properties style:font-name="Lucida Console" fo:language="en" fo:country="US"/>
    </style:style>
    <style:style style:name="T9" style:family="text">
      <style:text-properties style:font-name="Lucida Console" fo:language="en" fo:country="US" officeooo:rsid="00213edf"/>
    </style:style>
    <style:style style:name="T10" style:family="text">
      <style:text-properties style:font-name="Lucida Console" fo:language="en" fo:country="US" officeooo:rsid="003da633"/>
    </style:style>
    <style:style style:name="T11" style:family="text">
      <style:text-properties style:font-name="Lucida Console" officeooo:rsid="002f6869"/>
    </style:style>
    <style:style style:name="T12" style:family="text">
      <style:text-properties style:font-name="Lucida Console" fo:language="ru" fo:country="RU" officeooo:rsid="0035f30c"/>
    </style:style>
    <style:style style:name="T13" style:family="text">
      <style:text-properties style:font-name="Lucida Console" officeooo:rsid="00465fff"/>
    </style:style>
    <style:style style:name="T14" style:family="text">
      <style:text-properties officeooo:rsid="00213edf"/>
    </style:style>
    <style:style style:name="T15" style:family="text">
      <style:text-properties officeooo:rsid="0026c3b0"/>
    </style:style>
    <style:style style:name="T16" style:family="text">
      <style:text-properties fo:language="ru" fo:country="RU" officeooo:rsid="00206d36"/>
    </style:style>
    <style:style style:name="T17" style:family="text">
      <style:text-properties fo:language="ru" fo:country="RU" officeooo:rsid="0026c3b0"/>
    </style:style>
    <style:style style:name="T18" style:family="text">
      <style:text-properties fo:language="ru" fo:country="RU" officeooo:rsid="00298b2d"/>
    </style:style>
    <style:style style:name="T19" style:family="text">
      <style:text-properties fo:language="ru" fo:country="RU" officeooo:rsid="0035f30c"/>
    </style:style>
    <style:style style:name="T20" style:family="text">
      <style:text-properties officeooo:rsid="0029b413"/>
    </style:style>
    <style:style style:name="T21" style:family="text">
      <style:text-properties officeooo:rsid="002f6869"/>
    </style:style>
    <style:style style:name="T22" style:family="text">
      <style:text-properties officeooo:rsid="0033b875"/>
    </style:style>
    <style:style style:name="T23" style:family="text">
      <style:text-properties officeooo:rsid="0039f904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language="en" fo:country="US"/>
    </style:style>
    <style:style style:name="T26" style:family="text">
      <style:text-properties style:font-name="Liberation Serif" fo:language="en" fo:country="US" officeooo:rsid="003da633"/>
    </style:style>
    <style:style style:name="T27" style:family="text">
      <style:text-properties style:font-name="Liberation Serif" officeooo:rsid="003da633"/>
    </style:style>
    <style:style style:name="T28" style:family="text">
      <style:text-properties style:font-name="Liberation Serif" officeooo:rsid="004678cc"/>
    </style:style>
    <style:style style:name="T29" style:family="text">
      <style:text-properties style:font-name="Liberation Serif" officeooo:rsid="00465fff"/>
    </style:style>
    <style:style style:name="T30" style:family="text">
      <style:text-properties style:font-name="Liberation Serif"/>
    </style:style>
    <style:style style:name="T31" style:family="text">
      <style:text-properties officeooo:rsid="004aef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ограмма курса </text:span>"CBCP01 Основы программирования на языке C"</text:p>
      <text:list xml:id="list2690328754" text:style-name="L1">
        <text:list-item>
          <text:p text:style-name="P5">Введение.</text:p>
          <text:list>
            <text:list-item>
              <text:p text:style-name="P2"><text:span text:style-name="T2">История появления </text:span><text:span text:style-name="T4">C</text:span><text:span text:style-name="T2">.</text:span></text:p>
            </text:list-item>
            <text:list-item>
              <text:p text:style-name="P2"><text:span text:style-name="T2">Эволюция </text:span><text:span text:style-name="T4">C</text:span><text:span text:style-name="T2">.</text:span></text:p>
            </text:list-item>
            <text:list-item>
              <text:p text:style-name="P5">Современное состояние <text:span text:style-name="T3">C.</text:span></text:p>
            </text:list-item>
            <text:list-item>
              <text:p text:style-name="P6">Экологические ниши существования <text:span text:style-name="T3">C </text:span>в настоящее время.</text:p>
            </text:list-item>
            <text:list-item>
              <text:p text:style-name="P6">Типизация в <text:span text:style-name="T3">C.</text:span></text:p>
            </text:list-item>
          </text:list>
        </text:list-item>
        <text:list-item>
          <text:p text:style-name="P7">Первая программа.</text:p>
          <text:list>
            <text:list-item>
              <text:p text:style-name="P7">Общая структура программы.</text:p>
            </text:list-item>
            <text:list-item>
              <text:p text:style-name="P9">Комментарии.</text:p>
            </text:list-item>
            <text:list-item>
              <text:p text:style-name="P7">Функции. Особая функция <text:span text:style-name="T8">main</text:span><text:span text:style-name="T3">.</text:span></text:p>
            </text:list-item>
            <text:list-item>
              <text:p text:style-name="P7">Включение стандартных заголовочных файлов.</text:p>
            </text:list-item>
            <text:list-item>
              <text:p text:style-name="P7">Стандартный поток вывода.</text:p>
            </text:list-item>
            <text:list-item>
              <text:p text:style-name="P7">Форматирование вывода.</text:p>
            </text:list-item>
            <text:list-item>
              <text:p text:style-name="P10">Общепринятые правила форматирования исходного кода программы.</text:p>
            </text:list-item>
          </text:list>
        </text:list-item>
        <text:list-item>
          <text:p text:style-name="P7">Средства обработки данных.</text:p>
          <text:list>
            <text:list-item>
              <text:p text:style-name="P8">Переменные. </text:p>
              <text:list>
                <text:list-item>
                  <text:p text:style-name="P11">Назначение.</text:p>
                </text:list-item>
                <text:list-item>
                  <text:p text:style-name="P8"><text:span text:style-name="T15">Имена (и</text:span>дентификаторы<text:span text:style-name="T15">) переменных</text:span>.</text:p>
                </text:list-item>
                <text:list-item>
                  <text:p text:style-name="P7">Базовые типы данных.</text:p>
                </text:list-item>
                <text:list-item>
                  <text:p text:style-name="P12">Объявления <text:span text:style-name="T15">и определения </text:span>переменных.</text:p>
                </text:list-item>
                <text:list-item>
                  <text:p text:style-name="P14">Размещение переменных в памяти.</text:p>
                </text:list-item>
                <text:list-item>
                  <text:p text:style-name="P15">Инициализация <text:span text:style-name="T20">разных классов памяти.</text:span>.</text:p>
                </text:list-item>
                <text:list-item>
                  <text:p text:style-name="P16">Область видимости.</text:p>
                </text:list-item>
                <text:list-item>
                  <text:p text:style-name="P16">Внешнее и внутреннее связывание.</text:p>
                </text:list-item>
              </text:list>
            </text:list-item>
            <text:list-item>
              <text:p text:style-name="P8">Константы. Литералы. Системы счисления с разными основаниями.</text:p>
            </text:list-item>
            <text:list-item>
              <text:p text:style-name="P13">Арифметические операторы. Инкремент и декремент.</text:p>
            </text:list-item>
            <text:list-item>
              <text:p text:style-name="P12">Операторы отношения.</text:p>
            </text:list-item>
            <text:list-item>
              <text:p text:style-name="P12">Логические операторы. Замыкания.</text:p>
            </text:list-item>
            <text:list-item>
              <text:p text:style-name="P12">Операторы работы с битами.</text:p>
            </text:list-item>
            <text:list-item>
              <text:p text:style-name="P12">Оператор присваивания.</text:p>
            </text:list-item>
            <text:list-item>
              <text:p text:style-name="P12">Условное выражение.</text:p>
            </text:list-item>
            <text:list-item>
              <text:p text:style-name="P12">Приоритет и очередность операторов.</text:p>
            </text:list-item>
          </text:list>
        </text:list-item>
        <text:list-item>
          <text:p text:style-name="P12">Преобразования типов.</text:p>
          <text:list>
            <text:list-item>
              <text:p text:style-name="P12">Явные.</text:p>
            </text:list-item>
            <text:list-item>
              <text:p text:style-name="P12">Неявные.</text:p>
            </text:list-item>
          </text:list>
        </text:list-item>
        <text:list-item>
          <text:p text:style-name="P12">Управление потоком выполнения.</text:p>
          <text:list>
            <text:list-item>
              <text:p text:style-name="P12">Блоки инструкций. <text:span text:style-name="T20">Определение переменной в блоке.</text:span></text:p>
            </text:list-item>
            <text:list-item>
              <text:p text:style-name="P12">Условная инструкция (<text:span text:style-name="T8">if-else</text:span><text:span text:style-name="T3">). </text:span><text:span text:style-name="T14">Оборот </text:span><text:span text:style-name="T9">else-if</text:span><text:span text:style-name="T5">.</text:span></text:p>
            </text:list-item>
            <text:list-item>
              <text:p text:style-name="P18">Инструкция выбора (<text:span text:style-name="T8">switch</text:span><text:span text:style-name="T3">).</text:span></text:p>
            </text:list-item>
            <text:list-item>
              <text:p text:style-name="P19">Инструкции цикла.</text:p>
              <text:list>
                <text:list-item>
                  <text:p text:style-name="P19">Цикл с предусловием (<text:span text:style-name="T8">while</text:span><text:span text:style-name="T3">).</text:span></text:p>
                </text:list-item>
                <text:list-item>
                  <text:p text:style-name="P19">Цикл с постусловием (<text:span text:style-name="T8">do-while</text:span><text:span text:style-name="T3">).</text:span></text:p>
                </text:list-item>
                <text:list-item>
                  <text:p text:style-name="P19">Цикл со счетчиком (<text:span text:style-name="T8">for</text:span><text:span text:style-name="T3">).</text:span></text:p>
                </text:list-item>
                <text:list-item>
                  <text:p text:style-name="P19">Досрочный выход из цикла (<text:span text:style-name="T8">break, continue</text:span><text:span text:style-name="T3">).</text:span></text:p>
                </text:list-item>
              </text:list>
            </text:list-item>
            <text:list-item>
              <text:p text:style-name="P19">Инструкция перехода по метке <text:span text:style-name="T3">(</text:span><text:span text:style-name="T8">goto</text:span><text:span text:style-name="T3">).</text:span></text:p>
            </text:list-item>
          </text:list>
        </text:list-item>
        <text:list-item>
          <text:p text:style-name="P14">Функции.</text:p>
          <text:list>
            <text:list-item>
              <text:p text:style-name="P14">Назначение.</text:p>
            </text:list-item>
            <text:list-item>
              <text:p text:style-name="P3"><text:span text:style-name="T16">Объявления </text:span><text:span text:style-name="T17">и определения </text:span><text:span text:style-name="T18">функций</text:span><text:span text:style-name="T16">.</text:span></text:p>
              <text:list>
                <text:list-item>
                  <text:p text:style-name="P14">Имя.</text:p>
                </text:list-item>
                <text:list-item>
                  <text:p text:style-name="P14"><text:soft-page-break/>Аргументы. <text:span text:style-name="T22">Передача по значению.</text:span></text:p>
                </text:list-item>
                <text:list-item>
                  <text:p text:style-name="P14">Результат.</text:p>
                </text:list-item>
                <text:list-item>
                  <text:p text:style-name="P14">Тело.</text:p>
                </text:list-item>
                <text:list-item>
                  <text:p text:style-name="P14">Побочные эффекты.</text:p>
                </text:list-item>
                <text:list-item>
                  <text:p text:style-name="P17">Область видимости.</text:p>
                </text:list-item>
                <text:list-item>
                  <text:p text:style-name="P17">Внешнее и внутреннее связывание.</text:p>
                </text:list-item>
              </text:list>
            </text:list-item>
            <text:list-item>
              <text:p text:style-name="P11">Вызов функции.</text:p>
            </text:list-item>
            <text:list-item>
              <text:p text:style-name="P20">Рекурсивные вызовы.</text:p>
              <text:list>
                <text:list-item>
                  <text:p text:style-name="P20">Прямая рекурсия.</text:p>
                </text:list-item>
                <text:list-item>
                  <text:p text:style-name="P20">Косвенная рекурсия.</text:p>
                </text:list-item>
              </text:list>
            </text:list-item>
            <text:list-item>
              <text:p text:style-name="P21">Завершение работы функции (<text:span text:style-name="T8">return</text:span><text:span text:style-name="T3">).</text:span></text:p>
            </text:list-item>
          </text:list>
        </text:list-item>
        <text:list-item>
          <text:p text:style-name="P11">Заголовочные файлы.</text:p>
          <text:list>
            <text:list-item>
              <text:p text:style-name="P11">Назначение и использование.</text:p>
            </text:list-item>
            <text:list-item>
              <text:p text:style-name="P11">Стандартная библиотека.</text:p>
            </text:list-item>
            <text:list-item>
              <text:p text:style-name="P11">Пользовательские заголовочные файлы.</text:p>
            </text:list-item>
          </text:list>
        </text:list-item>
        <text:list-item>
          <text:p text:style-name="P9">Макросредства языка. Препроцессор.</text:p>
          <text:list>
            <text:list-item>
              <text:p text:style-name="P9">Назначение.</text:p>
            </text:list-item>
            <text:list-item>
              <text:p text:style-name="P9">Основные макроинструкции.</text:p>
              <text:list>
                <text:list-item>
                  <text:p text:style-name="P9">Включение файла <text:span text:style-name="T21">(</text:span><text:span text:style-name="T11">#include</text:span><text:span text:style-name="T21">).</text:span></text:p>
                </text:list-item>
                <text:list-item>
                  <text:p text:style-name="P22">Макроопределение (<text:span text:style-name="T7">#define</text:span>) и его отмена (<text:span text:style-name="T7">#undef</text:span>).</text:p>
                </text:list-item>
                <text:list-item>
                  <text:p text:style-name="P23">Преобразования аргументов макроса (<text:span text:style-name="T8">#</text:span><text:span text:style-name="T3"> </text:span>и <text:span text:style-name="T8">##</text:span><text:span text:style-name="T3">).</text:span></text:p>
                </text:list-item>
                <text:list-item>
                  <text:p text:style-name="P23">Средства условной компиляции.</text:p>
                  <text:list>
                    <text:list-item>
                      <text:p text:style-name="P37">#if</text:p>
                    </text:list-item>
                    <text:list-item>
                      <text:p text:style-name="P37">#endif</text:p>
                    </text:list-item>
                    <text:list-item>
                      <text:p text:style-name="P37">#else</text:p>
                    </text:list-item>
                    <text:list-item>
                      <text:p text:style-name="P37">#elif</text:p>
                    </text:list-item>
                    <text:list-item>
                      <text:p text:style-name="P38">Типичное использование: «сторожевой» макрос заголовка.</text:p>
                    </text:list-item>
                  </text:list>
                </text:list-item>
              </text:list>
            </text:list-item>
            <text:list-item>
              <text:p text:style-name="P9">Плюсы и минусы использования препроцессора.</text:p>
            </text:list-item>
          </text:list>
        </text:list-item>
        <text:list-item>
          <text:p text:style-name="P24">Указатели и массивы.</text:p>
          <text:list>
            <text:list-item>
              <text:p text:style-name="P25">Указатели (ч. 1).</text:p>
              <text:list>
                <text:list-item>
                  <text:p text:style-name="P24">Наивная интерпретация указателя в стиле <text:span text:style-name="T3">K&amp;R (</text:span>физический адрес ячейки памяти).</text:p>
                </text:list-item>
                <text:list-item>
                  <text:p text:style-name="P24">Объявление указателя.</text:p>
                </text:list-item>
                <text:list-item>
                  <text:p text:style-name="P24">Операции над указателями.</text:p>
                  <text:list>
                    <text:list-item>
                      <text:p text:style-name="P24">Оператор поименования (<text:span text:style-name="T8">&amp;</text:span><text:span text:style-name="T3">).</text:span></text:p>
                    </text:list-item>
                    <text:list-item>
                      <text:p text:style-name="P24">Оператор разыменования (<text:span text:style-name="T7">*</text:span>).</text:p>
                    </text:list-item>
                    <text:list-item>
                      <text:p text:style-name="P4"><text:span text:style-name="T19">Оператор присваивания (</text:span><text:span text:style-name="T12">=</text:span><text:span text:style-name="T19">).</text:span></text:p>
                    </text:list-item>
                  </text:list>
                </text:list-item>
                <text:list-item>
                  <text:p text:style-name="P26">Использование указателя в качестве аргумента функции.</text:p>
                </text:list-item>
                <text:list-item>
                  <text:p text:style-name="P27">Пустой указатель <text:span text:style-name="T7">&lt;stdio.h&gt;</text:span> (<text:span text:style-name="T8">NULL</text:span><text:span text:style-name="T3">).</text:span></text:p>
                </text:list-item>
                <text:list-item>
                  <text:p text:style-name="P28">Указатель на <text:span text:style-name="T8">void</text:span><text:span text:style-name="T3">.</text:span></text:p>
                </text:list-item>
              </text:list>
            </text:list-item>
            <text:list-item>
              <text:p text:style-name="P27">Массивы <text:span text:style-name="T23">(ч. 1)</text:span>.</text:p>
              <text:list>
                <text:list-item>
                  <text:p text:style-name="P27">Связь массивов и указателей.</text:p>
                </text:list-item>
                <text:list-item>
                  <text:p text:style-name="P27">Объявление массива.</text:p>
                </text:list-item>
                <text:list-item>
                  <text:p text:style-name="P27">Доступ к элементу массива по индексу.</text:p>
                </text:list-item>
                <text:list-item>
                  <text:p text:style-name="P27">Получение указателя на элемент массива.</text:p>
                </text:list-item>
                <text:list-item>
                  <text:p text:style-name="P27">Доступ к элементам массива через указатели.</text:p>
                </text:list-item>
                <text:list-item>
                  <text:p text:style-name="P27">Адресная арифметика.</text:p>
                </text:list-item>
                <text:list-item>
                  <text:p text:style-name="P29">Строковые литералы. <text:span text:style-name="T31">Конкатенация.</text:span></text:p>
                </text:list-item>
                <text:list-item>
                  <text:p text:style-name="P29">Различия между <text:span text:style-name="T8">char*</text:span><text:span text:style-name="T3"> </text:span>и <text:span text:style-name="T8">char[]</text:span><text:span text:style-name="T3">.</text:span></text:p>
                </text:list-item>
                <text:list-item>
                  <text:p text:style-name="P27">Предостережения по работе с массивами.</text:p>
                </text:list-item>
              </text:list>
            </text:list-item>
            <text:list-item>
              <text:p text:style-name="P30">Указатели <text:span text:style-name="T23">и массивы </text:span>(ч. 2).</text:p>
              <text:list>
                <text:list-item>
                  <text:p text:style-name="P31">Более глубокое понимание природы указателей.</text:p>
                </text:list-item>
                <text:list-item>
                  <text:p text:style-name="P31"><text:soft-page-break/>Специальные целочисленные типы для использования в арифметике указателей <text:span text:style-name="T3">(</text:span><text:span text:style-name="T8">&lt;stddef.h&gt;</text:span><text:span text:style-name="T3">).</text:span></text:p>
                  <text:list>
                    <text:list-item>
                      <text:p text:style-name="P31"><text:span text:style-name="T8">size_t</text:span><text:span text:style-name="T25">.</text:span></text:p>
                    </text:list-item>
                    <text:list-item>
                      <text:p text:style-name="P31"><text:span text:style-name="T8">ptrdiff_t</text:span><text:span text:style-name="T25">.</text:span></text:p>
                    </text:list-item>
                  </text:list>
                </text:list-item>
                <text:list-item>
                  <text:p text:style-name="P39">Операции над указателями.</text:p>
                  <text:list>
                    <text:list-item>
                      <text:p text:style-name="P39">Адресная арифметика.</text:p>
                    </text:list-item>
                    <text:list-item>
                      <text:p text:style-name="P39">Сравнение указателей.</text:p>
                    </text:list-item>
                  </text:list>
                </text:list-item>
                <text:list-item>
                  <text:p text:style-name="P40">Указатели на указатели.</text:p>
                </text:list-item>
                <text:list-item>
                  <text:p text:style-name="P40">Массивы массивов.</text:p>
                </text:list-item>
                <text:list-item>
                  <text:p text:style-name="P40">Инициализация массивов.</text:p>
                </text:list-item>
                <text:list-item>
                  <text:p text:style-name="P32"><text:span text:style-name="T24">Массив аргументов командной строки в функции </text:span><text:span text:style-name="T8">main</text:span><text:span text:style-name="T25"> </text:span><text:span text:style-name="T26">(</text:span><text:span text:style-name="T10">char *argv[]</text:span><text:span text:style-name="T26">).</text:span></text:p>
                </text:list-item>
                <text:list-item>
                  <text:p text:style-name="P33"><text:span text:style-name="T27">У</text:span><text:span text:style-name="T24">казатели на функции.</text:span></text:p>
                </text:list-item>
              </text:list>
            </text:list-item>
          </text:list>
        </text:list-item>
        <text:list-item>
          <text:p text:style-name="P41">Структуры.</text:p>
          <text:list>
            <text:list-item>
              <text:p text:style-name="P41">Назначение.</text:p>
            </text:list-item>
            <text:list-item>
              <text:p text:style-name="P42">Объявление.</text:p>
            </text:list-item>
            <text:list-item>
              <text:p text:style-name="P43">Операции над структурами.</text:p>
              <text:list>
                <text:list-item>
                  <text:p text:style-name="P43">Копирование.</text:p>
                </text:list-item>
                <text:list-item>
                  <text:p text:style-name="P35"><text:span text:style-name="T24">Присваивание (</text:span><text:span text:style-name="T7">=</text:span><text:span text:style-name="T24">).</text:span></text:p>
                </text:list-item>
                <text:list-item>
                  <text:p text:style-name="P36"><text:span text:style-name="T24">Поименование (</text:span><text:span text:style-name="T8">&amp;</text:span><text:span text:style-name="T24">).</text:span></text:p>
                </text:list-item>
                <text:list-item>
                  <text:p text:style-name="P34"><text:span text:style-name="T29">Доступ к </text:span><text:span text:style-name="T28">полям</text:span><text:span text:style-name="T29"> (</text:span><text:span text:style-name="T13">.</text:span><text:span text:style-name="T29">, </text:span><text:span text:style-name="T13">→)</text:span><text:span text:style-name="T24">.</text:span></text:p>
                </text:list-item>
              </text:list>
            </text:list-item>
            <text:list-item>
              <text:p text:style-name="P44">Битовые поля.</text:p>
            </text:list-item>
            <text:list-item>
              <text:p text:style-name="P42">Вложенные структуры.</text:p>
            </text:list-item>
            <text:list-item>
              <text:p text:style-name="P42">Инициализация.</text:p>
            </text:list-item>
            <text:list-item>
              <text:p text:style-name="P42">Возврат значения типа структуры как результат выполнения функции.</text:p>
            </text:list-item>
            <text:list-item>
              <text:p text:style-name="P45">Рекурсивные структуры.</text:p>
            </text:list-item>
          </text:list>
        </text:list-item>
        <text:list-item>
          <text:p text:style-name="P46">Объединения.</text:p>
          <text:list>
            <text:list-item>
              <text:p text:style-name="P46">Назначение.</text:p>
            </text:list-item>
            <text:list-item>
              <text:p text:style-name="P46">Объявление.</text:p>
            </text:list-item>
            <text:list-item>
              <text:p text:style-name="P46">Доступ к полям.</text:p>
            </text:list-item>
            <text:list-item>
              <text:p text:style-name="P44">Инициализация.</text:p>
            </text:list-item>
          </text:list>
        </text:list-item>
        <text:list-item>
          <text:p text:style-name="P28"><text:span text:style-name="T24">Задание синонимов типов посредством </text:span><text:span text:style-name="T8">typedef</text:span><text:span text:style-name="T25">.</text:span></text:p>
        </text:list-item>
        <text:list-item>
          <text:p text:style-name="P47">Стандартные потоки ввода и вывода.</text:p>
        </text:list-item>
        <text:list-item>
          <text:p text:style-name="P47">Обзор стандартной библиотеки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7T03:58:49.731000000</meta:creation-date>
    <dc:date>2022-04-29T03:49:07.267000000</dc:date>
    <meta:editing-duration>PT17H37M28S</meta:editing-duration>
    <meta:editing-cycles>38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133" meta:word-count="551" meta:character-count="4159" meta:non-whitespace-character-count="3872"/>
  </office:meta>
</office:document-meta>
</file>